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2.5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table:number-columns-spanned="4" table:number-rows-spanned="1">
            <text:p>Flight Tracker Schema</text:p>
          </table:table-cell>
          <table:covered-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2" office:value-type="string">
            <text:p>Version</text:p>
          </table:table-cell>
          <table:table-cell table:style-name="ce2" office:value-type="float" office:value="0.5">
            <text:p>0.5</text:p>
          </table:table-cell>
          <table:table-cell table:style-name="ce7" office:value-type="string">
            <text:p>Date</text:p>
          </table:table-cell>
          <table:table-cell table:style-name="ce8" table:formula="of:=NOW()" office:value-type="date" office:date-value="2016-06-08T21:45:53">
            <text:p>06/08/16</text:p>
          </table:table-cell>
        </table:table-row>
        <table:table-row table:style-name="ro3">
          <table:table-cell table:style-name="ce2" table:number-columns-repeated="2"/>
          <table:table-cell table:style-name="ce7"/>
          <table:table-cell table:style-name="ce8"/>
        </table:table-row>
        <table:table-row table:style-name="ro1">
          <table:table-cell table:style-name="ce3" office:value-type="string" table:number-columns-spanned="4" table:number-rows-spanned="1">
            <text:p>Planned Leg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table:style-name="ce4" office:value-type="string">
            <text:p>LegIndex</text:p>
          </table:table-cell>
          <table:table-cell table:style-name="ce4" office:value-type="string">
            <text:p>Integer 16</text:p>
          </table:table-cell>
          <table:table-cell table:style-name="ce4" office:value-type="string">
            <text:p>Index in Flight Plan</text:p>
          </table:table-cell>
          <table:table-cell table:style-name="ce4" office:value-type="string">
            <text:p>Starts at 1</text:p>
          </table:table-cell>
        </table:table-row>
        <table:table-row table:style-name="ro1">
          <table:table-cell table:style-name="ce4" office:value-type="string">
            <text:p>NavName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Name as it appears to avionics</text:p>
          </table:table-cell>
          <table:table-cell table:style-name="ce4" office:value-type="string">
            <text:p>KHWD, SUNOL, 34.41N/117.57W</text:p>
          </table:table-cell>
        </table:table-row>
        <table:table-row table:style-name="ro1">
          <table:table-cell office:value-type="string">
            <text:p>Waypoint</text:p>
          </table:table-cell>
          <table:table-cell office:value-type="string">
            <text:p>String</text:p>
          </table:table-cell>
          <table:table-cell office:value-type="string">
            <text:p>Name of waypoint or segment</text:p>
          </table:table-cell>
          <table:table-cell office:value-type="string">
            <text:p>The end point of this leg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 16 / Enum</text:p>
          </table:table-cell>
          <table:table-cell/>
          <table:table-cell office:value-type="string">
            <text:p>ID, Taxi, Takeoff, LeftTurn, Checkpoint</text:p>
          </table:table-cell>
        </table:table-row>
        <table:table-row table:style-name="ro1">
          <table:table-cell office:value-type="string">
            <text:p>Latitud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Longitud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Atitude</text:p>
          </table:table-cell>
          <table:table-cell office:value-type="string">
            <text:p>Decimal</text:p>
          </table:table-cell>
          <table:table-cell office:value-type="string">
            <text:p>Rate of climb / descent in FPM</text:p>
          </table:table-cell>
          <table:table-cell office:value-type="string">
            <text:p>0 means level</text:p>
          </table:table-cell>
        </table:table-row>
        <table:table-row table:style-name="ro1">
          <table:table-cell office:value-type="string">
            <text:p>Altitude</text:p>
          </table:table-cell>
          <table:table-cell office:value-type="string">
            <text:p>Decimal</text:p>
          </table:table-cell>
          <table:table-cell office:value-type="string">
            <text:p>MSL</text:p>
          </table:table-cell>
          <table:table-cell/>
        </table:table-row>
        <table:table-row table:style-name="ro1">
          <table:table-cell office:value-type="string">
            <text:p>MagCourse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359</text:p>
          </table:table-cell>
        </table:table-row>
        <table:table-row table:style-name="ro1">
          <table:table-cell office:value-type="string">
            <text:p>Variance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EngineConfig</text:p>
          </table:table-cell>
          <table:table-cell office:value-type="string">
            <text:p>String</text:p>
          </table:table-cell>
          <table:table-cell/>
          <table:table-cell office:value-type="string">
            <text:p>One of the value from Engine Config </text:p>
          </table:table-cell>
        </table:table-row>
        <table:table-row table:style-name="ro1">
          <table:table-cell office:value-type="string">
            <text:p>Distance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Notes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Actual Leg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4">
          <table:table-cell table:style-name="ce5" office:value-type="string" table:number-columns-spanned="4" table:number-rows-spanned="1">
            <text:p>Inherits from <text:span text:style-name="T1">Planned Leg</text:span></text:p>
          </table:table-cell>
          <table:covered-table-cell table:number-columns-repeated="3"/>
        </table:table-row>
        <table:table-row table:style-name="ro1">
          <table:table-cell office:value-type="string">
            <text:p>WindSpeed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50</text:p>
          </table:table-cell>
        </table:table-row>
        <table:table-row table:style-name="ro1">
          <table:table-cell office:value-type="string">
            <text:p>WindDirection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359</text:p>
          </table:table-cell>
        </table:table-row>
        <table:table-row table:style-name="ro1">
          <table:table-cell office:value-type="string">
            <text:p>Heading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359</text:p>
          </table:table-cell>
        </table:table-row>
        <table:table-row table:style-name="ro1">
          <table:table-cell office:value-type="string">
            <text:p>OAT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FuelFlow</text:p>
          </table:table-cell>
          <table:table-cell office:value-type="string">
            <text:p>Decimal</text:p>
          </table:table-cell>
          <table:table-cell/>
          <table:table-cell office:value-type="string">
            <text:p>Min = 0.0, Max = 200.0</text:p>
          </table:table-cell>
        </table:table-row>
        <table:table-row table:style-name="ro1">
          <table:table-cell office:value-type="string">
            <text:p>EstGS</text:p>
          </table:table-cell>
          <table:table-cell office:value-type="string">
            <text:p>Decimal</text:p>
          </table:table-cell>
          <table:table-cell/>
          <table:table-cell office:value-type="string">
            <text:p>Min = 0, Max = 250.0</text:p>
          </table:table-cell>
        </table:table-row>
        <table:table-row table:style-name="ro1">
          <table:table-cell office:value-type="string">
            <text:p>ActGS</text:p>
          </table:table-cell>
          <table:table-cell office:value-type="string">
            <text:p>Decimal</text:p>
          </table:table-cell>
          <table:table-cell/>
          <table:table-cell office:value-type="string">
            <text:p>Min = 0, Max = 250.0</text:p>
          </table:table-cell>
        </table:table-row>
        <table:table-row table:style-name="ro1">
          <table:table-cell office:value-type="string">
            <text:p>Est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Act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Comp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LegFuel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EstLeg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ActLeg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FuelComp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office:value-type="string">
            <text:p>Start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EndTim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Flight Plan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String</text:p>
          </table:table-cell>
          <table:table-cell table:style-name="ce3"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ATIS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GND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TWR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DepartSquawk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irToAir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rriveATIS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rriveGND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ArriveTWR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4" table:number-rows-spanned="1">
            <text:p>An ordered list of <text:span text:style-name="T1">Planned Legs</text:span></text:p>
          </table:table-cell>
          <table:covered-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Flight Log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4">
          <table:table-cell table:style-name="ce5" office:value-type="string" table:number-columns-spanned="4" table:number-rows-spanned="1">
            <text:p>Inherits from <text:span text:style-name="T1">Flight Plan</text:span></text:p>
          </table:table-cell>
          <table:covered-table-cell table:number-columns-repeated="3"/>
        </table:table-row>
        <table:table-row table:style-name="ro1">
          <table:table-cell table:style-name="ce6" office:value-type="string">
            <text:p>DateFlown</text:p>
          </table:table-cell>
          <table:table-cell table:style-name="ce2" office:value-type="string">
            <text:p>Date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stTimeToGat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ActTimeToGat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SubmittedTim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SubmittedFuel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QtyStar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EstFuelUsed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illOA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StartOA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EndOA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TimeDelt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Delt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TimeErro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Vecto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Pumped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Facto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Actual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6" office:value-type="string">
            <text:p>FuelError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5" office:value-type="string" table:number-columns-spanned="4" table:number-rows-spanned="1">
            <text:p>An ordered list of <text:span text:style-name="T1">Actual Legs</text:span></text:p>
          </table:table-cell>
          <table:covered-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Enging Config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 16</text:p>
          </table:table-cell>
          <table:table-cell/>
          <table:table-cell office:value-type="string">
            <text:p>Config type (enum), e.g. Idle, Cruise</text:p>
          </table:table-cell>
        </table:table-row>
        <table:table-row table:style-name="ro1">
          <table:table-cell office:value-type="string">
            <text:p>RPM</text:p>
          </table:table-cell>
          <table:table-cell office:value-type="string">
            <text:p>Integer 16</text:p>
          </table:table-cell>
          <table:table-cell/>
          <table:table-cell office:value-type="string">
            <text:p>Min = 0, Max = 2800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Decimal</text:p>
          </table:table-cell>
          <table:table-cell/>
          <table:table-cell office:value-type="string">
            <text:p>Min = 0.0, Max = 45.0</text:p>
          </table:table-cell>
        </table:table-row>
        <table:table-row table:style-name="ro1">
          <table:table-cell office:value-type="string">
            <text:p>FuelFlow</text:p>
          </table:table-cell>
          <table:table-cell office:value-type="string">
            <text:p>Decimal</text:p>
          </table:table-cell>
          <table:table-cell/>
          <table:table-cell office:value-type="string">
            <text:p>Min = 0.0, Max = 200.0</text:p>
          </table:table-cell>
        </table:table-row>
        <table:table-row table:style-name="ro1">
          <table:table-cell office:value-type="string">
            <text:p>TAS</text:p>
          </table:table-cell>
          <table:table-cell office:value-type="string">
            <text:p>Decimal</text:p>
          </table:table-cell>
          <table:table-cell/>
          <table:table-cell office:value-type="string">
            <text:p>Min = 0, Max = 250.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Aircraft Config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Nnumber</text:p>
          </table:table-cell>
          <table:table-cell office:value-type="string">
            <text:p>String</text:p>
          </table:table-cell>
          <table:table-cell/>
          <table:table-cell office:value-type="string">
            <text:p>Config name, e.g. Idle, Cruise</text:p>
          </table:table-cell>
        </table:table-row>
        <table:table-row table:style-name="ro1">
          <table:table-cell office:value-type="string">
            <text:p>FuelCapacity</text:p>
          </table:table-cell>
          <table:table-cell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4" table:number-rows-spanned="1">
            <text:p>A List of Engine Configs</text:p>
          </table:table-cell>
          <table:covered-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office:value-type="string" table:number-columns-spanned="4" table:number-rows-spanned="1">
            <text:p>Waypoint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/>
          <table:table-cell office:value-type="string">
            <text:p>KSJC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Integer 16</text:p>
          </table:table-cell>
          <table:table-cell/>
          <table:table-cell office:value-type="string">
            <text:p>Airport, VOR, User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Latitud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Longitude</text:p>
          </table:table-cell>
          <table:table-cell office:value-type="string">
            <text:p>Doubl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6/21/2016</text:date>, <text:time>09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aboff</meta:initial-creator>
    <meta:creation-date>2016-05-19T20:19:40</meta:creation-date>
    <dc:date>2016-06-21T09:43:15</dc:date>
    <dc:creator>Michael Saboff</dc:creator>
    <meta:editing-duration>P17DT1H4M16S</meta:editing-duration>
    <meta:editing-cycles>6</meta:editing-cycles>
    <meta:generator>OpenOffice/4.1.1$Unix OpenOffice.org_project/411m6$Build-9775</meta:generator>
    <meta:document-statistic meta:table-count="3" meta:cell-count="192" meta:object-count="0"/>
  </office:meta>
</office:document-meta>
</file>